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Olli-Blog">
      <style:text-properties fo:font-size="12pt" officeooo:rsid="0003c606" officeooo:paragraph-rsid="000306c1"/>
    </style:style>
    <style:style style:name="P2" style:family="paragraph" style:parent-style-name="Olli-Blog">
      <style:text-properties fo:font-size="12pt" officeooo:rsid="0003c606" officeooo:paragraph-rsid="000306c1"/>
    </style:style>
    <style:style style:name="P3" style:family="paragraph" style:parent-style-name="Olli-Blog" style:list-style-name="L1">
      <style:text-properties fo:font-size="12pt" officeooo:rsid="000b54a5" officeooo:paragraph-rsid="000b5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4551861284993399441" text:style-name="L1">
        <text:list-item>
          <text:p text:style-name="P3">Texte</text:p>
        </text:list-item>
        <text:list-item>
          <text:p text:style-name="P3">Tabellen</text:p>
        </text:list-item>
        <text:list-item>
          <text:p text:style-name="P3">Diagramme</text:p>
        </text:list-item>
        <text:list-item>
          <text:p text:style-name="P3">Objektbeziehungen</text:p>
        </text:list-item>
        <text:list-item>
          <text:p text:style-name="P3">Panels + Formulare</text:p>
        </text:list-item>
        <text:list-item>
          <text:p text:style-name="P3">Spielfelder</text:p>
        </text:list-item>
        <text:list-item>
          <text:p text:style-name="P3">Dynamics</text:p>
        </text:list-item>
        <text:list-item>
          <text:p text:style-name="P3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li-Blog" style:family="paragraph" style:parent-style-name="Standard">
      <style:paragraph-properties fo:margin-top="0cm" fo:margin-bottom="0.3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23:10:44.318515195</meta:creation-date>
    <meta:editing-duration>PT1M31S</meta:editing-duration>
    <meta:editing-cycles>2</meta:editing-cycles>
    <meta:generator>LibreOffice/5.1.6.2$Linux_x86 LibreOffice_project/10m0$Build-2</meta:generator>
    <dc:title>standard1</dc:title>
    <dc:date>2019-12-29T23:12:15.020661553</dc:date>
    <meta:document-statistic meta:table-count="0" meta:image-count="0" meta:object-count="0" meta:page-count="1" meta:paragraph-count="8" meta:word-count="17" meta:character-count="84" meta:non-whitespace-character-count="82"/>
    <meta:template xlink:type="simple" xlink:actuate="onRequest" xlink:title="standard1" xlink:href="../../../../../../.config/libreoffice/4/user/template/standard1.ott" meta:date="2019-12-29T23:10:43.816119456"/>
  </office:meta>
</office:document-meta>
</file>